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Kochi Gothic" svg:font-family="'Kochi Gothic'" style:font-pitch="variable"/>
    <style:font-face style:name="Kochi Gothic1" svg:font-family="'Kochi Gothic', 'Times New Roman'" style:font-pitch="variable"/>
    <style:font-face style:name="Luxi Sans" svg:font-family="'Luxi Sans'" style:font-pitch="variable"/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JP" svg:font-family="'Noto Sans CJK JP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text-align="center" style:justify-single-word="false" style:page-number="auto"/>
      <style:text-properties fo:font-size="12pt" officeooo:rsid="002e278f" officeooo:paragraph-rsid="002e278f" style:font-size-asian="12pt" style:font-size-complex="12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Kochi Gothic" svg:font-family="'Kochi Gothic'" style:font-pitch="variable"/>
    <style:font-face style:name="Kochi Gothic1" svg:font-family="'Kochi Gothic', 'Times New Roman'" style:font-pitch="variable"/>
    <style:font-face style:name="Luxi Sans" svg:font-family="'Luxi Sans'" style:font-pitch="variable"/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JP" svg:font-family="'Noto Sans CJK JP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Nimbus Roman No9 L" fo:font-size="12pt" fo:language="ja" fo:country="JP" style:font-name-asian="Kochi Gothic" style:font-size-asian="12pt" style:language-asian="ja" style:country-asian="JP" style:font-name-complex="Luxi Sans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ja" fo:country="JP" style:font-name-asian="Kochi Gothic" style:font-size-asian="12pt" style:language-asian="ja" style:country-asian="JP" style:font-name-complex="Luxi Sans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writing-mode="lr-tb"/>
      <style:text-properties style:use-window-font-color="true" style:font-name="Nimbus Roman No9 L" fo:font-family="'Nimbus Roman No9 L'" style:font-family-generic="roman" style:font-pitch="variable" fo:font-size="12pt" fo:language="ja" fo:country="JP" style:font-name-asian="Kochi Gothic1" style:font-family-asian="'Kochi Gothic', 'Times New Roman'" style:font-pitch-asian="variable" style:font-size-asian="12pt" style:language-asian="ja" style:country-asian="JP" style:font-name-complex="Luxi Sans" style:font-family-complex="'Luxi Sans'" style:font-pitch-complex="variable" style:font-size-complex="10pt" style:language-complex="none" style:country-complex="none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Luxi Sans" style:font-family-complex="'Luxi Sans'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Luxi Sans" style:font-family-complex="'Luxi Sans'" style:font-pitch-complex="variable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xi Sans" style:font-family-complex="'Luxi Sans'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" style:font-family-asian="'Noto Sans CJK JP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1" style:display-name="Heading 1" style:family="paragraph" style:class="text">
      <style:text-properties fo:font-size="14pt" fo:font-weight="bold"/>
    </style:style>
    <style:style style:name="Absatz-Standardschriftart" style:family="text"/>
    <style:style style:name="WW-Absatz-Standardschriftart" style:family="text"/>
    <style:style style:name="段落フォント" style:family="text"/>
    <style:style style:name="WW-Absatz-Standardschriftart1" style:family="text"/>
    <style:style style:name="WW-段落フォント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8.999cm" fo:page-height="2.9cm" style:num-format="1" style:print-orientation="landscape" fo:margin-top="0.139cm" fo:margin-bottom="0.139cm" fo:margin-left="0.28cm" fo:margin-right="0.289cm" style:writing-mode="lr-tb" style:layout-grid-color="#c0c0c0" style:layout-grid-lines="3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6-05-19T11:11:00</meta:creation-date>
    <dc:date>2019-09-12T19:11:20.855617476</dc:date>
    <meta:print-date>2006-10-11T13:41:57</meta:print-date>
    <dc:language>ja-JP</dc:language>
    <meta:editing-cycles>21</meta:editing-cycles>
    <meta:editing-duration>PT20M44S</meta:editing-duration>
    <meta:generator>LibreOffice/6.0.7.3$Linux_X86_64 LibreOffice_project/00m0$Build-3</meta:generator>
    <meta:document-statistic meta:table-count="0" meta:image-count="0" meta:object-count="0" meta:page-count="1" meta:paragraph-count="0" meta:word-count="0" meta:character-count="0" meta:non-whitespace-character-count="0"/>
    <meta:user-defined meta:name="Info 1"/>
    <meta:user-defined meta:name="Info 2"/>
    <meta:user-defined meta:name="Info 3"/>
    <meta:user-defined meta:name="Info 4"/>
  </office:meta>
</office:document-meta>
</file>